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aditional Arabic"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Traditional Arabic" fo:font-size="18pt" style:text-underline-style="none" style:font-size-asian="18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raditional Arabic" fo:font-size="18pt" style:text-underline-style="none" style:font-size-asian="18pt" style:font-size-complex="18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ction de Cargad</text:p>
      <text:p text:style-name="P1">http://www.jadenkor.com/2017/07/les-factions-lenclume-de-la-forge.html</text:p>
      <text:p text:style-name="P1"/>
      <text:p text:style-name="P2">Faction de Cargad :</text:p>
      <text:p text:style-name="P2">Cargad est une faction dont le siège se trouve dans la ville de Nirdur, c'est la faction la plus ancienne du territoire, elle est essentiellement composée de Nains et d'Humains.</text:p>
      <text:p text:style-name="P2"/>
      <text:p text:style-name="P2">L'ordre de Cargad à été fondé par Glali de Belegost afin de retrouver les différents fragments du saint Livre des Origines qui ont été perdu (ou volé) il-y-a de cela bien des siècles.</text:p>
      <text:p text:style-name="P2">Ils ont d'abord conquis un petit village perdu dans les montagnes Nordique qu'il agrandirent peu à peu afin de finalement former une petite ville.</text:p>
      <text:p text:style-name="P2">Plusieurs décennies après la création de l'Ordre il réussirent à mettre la main sur le premier fragment du livre, dans un temple abandonné en terre Orc.</text:p>
      <text:p text:style-name="P2">Malheureusement, peu de temps après des représailles eurent lieux, un groupe de mercenaires attaquèrent le temple de Nirdur, les Nains ne purent rien faire, et le Temple fut gravement abîmé...</text:p>
      <text:p text:style-name="P2"/>
      <text:p text:style-name="P2">Quand quelqu'un rejoins l'Ordre, on lui donne une bague vide, qu'il remplira de petites pierres d'Olidite à chacun de ses exploits, il faut posséder 6 pierres pour pouvoir prétendre au rang de Maître du Temple et 3 pour espérer devenir Général. </text:p>
      <text:p text:style-name="P2">NB : Le maître du Temple doit également choisir un bras droit <text:soft-page-break/>parmi les généraux, celui-çi perd alors sont grade et devient Sénéchal.</text:p>
      <text:p text:style-name="P2"/>
      <text:list xml:id="list1839161568107465788" text:style-name="L1">
        <text:list-item>
          <text:p text:style-name="P3">Glali de Belegost</text:p>
        </text:list-item>
        <text:list-item>
          <text:p text:style-name="P3">Pour retrouver les fragments du livre des origines</text:p>
        </text:list-item>
        <text:list-item>
          <text:p text:style-name="P3">Les nains</text:p>
        </text:list-item>
        <text:list-item>
          <text:p text:style-name="P3">Ils ont fondé un Ordre religieux, et se sont mis à partir à la recherche des morceaux du livre des Origines, qui, selont eux ont été volé par les ancêtres de ceux-çi.</text:p>
        </text:list-item>
        <text:list-item>
          <text:p text:style-name="P3">OUI</text:p>
        </text:list-item>
        <text:list-item>
          <text:p text:style-name="P3">Ils les ont conquises, car celles-ci n'étaient que très peu habitées</text:p>
        </text:list-item>
        <text:list-item>
          <text:p text:style-name="P3">Des montganes avec quelques villages et des plaines de givre</text:p>
        </text:list-item>
        <text:list-item>
          <text:p text:style-name="P3">Le jour ou ils ont trouvé un fragment du livre des origines dans un temple abandonné</text:p>
        </text:list-item>
        <text:list-item>
          <text:p text:style-name="P3">Trouvé le fragment</text:p>
        </text:list-item>
        <text:list-item>
          <text:p text:style-name="P3">La fois ou leur village s'est fait attquer par un groupement d'Humains</text:p>
        </text:list-item>
        <text:list-item>
          <text:p text:style-name="P3">Non</text:p>
        </text:list-item>
        <text:list-item>
          <text:p text:style-name="P3">/</text:p>
        </text:list-item>
        <text:list-item>
          <text:p text:style-name="P3">Isolée</text:p>
        </text:list-item>
        <text:list-item>
          <text:p text:style-name="P3">Les hérétique du livre </text:p>
        </text:list-item>
        <text:list-item>
          <text:p text:style-name="P3">Régime politique : Ordre Religieux</text:p>
        </text:list-item>
        <text:list-item>
          <text:p text:style-name="P3">Non</text:p>
        </text:list-item>
        <text:list-item>
          <text:p text:style-name="P3">Unifié</text:p>
        </text:list-item>
        <text:list-item>
          <text:p text:style-name="P3">Epaulé par : Maître du Temple</text:p>
        </text:list-item>
        <text:list-item>
          <text:p text:style-name="P3"><text:soft-page-break/>Rang, se fait via une bague donnée lors de la cérémonie de recrutement, on y ajoute une gemme d'Olidite lors de chaque action héroïque / importante</text:p>
        </text:list-item>
        <text:list-item>
          <text:p text:style-name="P3"/>
        </text:list-item>
        <text:list-item>
          <text:p text:style-name="P3"/>
        </text:list-item>
      </text:list>
      <text:p text:style-name="P2"/>
      <text:p text:style-name="P2"/>
      <text:p text:style-name="P1"/>
      <text:p text:style-name="P2"/>
      <text:p text:style-name="P1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éo Moitinho</meta:initial-creator>
    <meta:creation-date>2017-12-10T17:01:22.72</meta:creation-date>
    <meta:document-statistic meta:table-count="0" meta:image-count="0" meta:object-count="0" meta:page-count="3" meta:paragraph-count="29" meta:word-count="378" meta:character-count="2150"/>
    <dc:date>2017-12-10T17:43:56.46</dc:date>
    <dc:creator>Mattéo Moitinho</dc:creator>
    <meta:editing-duration>PT11M2S</meta:editing-duration>
    <meta:editing-cycles>1</meta:editing-cycles>
    <meta:generator>OpenOffice/4.1.4$Win32 OpenOffice.org_project/414m5$Build-9788</meta:generator>
  </office:meta>
</office:document-meta>
</file>